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5a0d54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8e396a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22374d" officeooo:paragraph-rsid="005de75f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dfdee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61a863" officeooo:paragraph-rsid="0061a863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6be951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74bef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75f7be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63eea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46d6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948df"/>
    </style:style>
    <style:style style:name="P15" style:family="paragraph" style:parent-style-name="Preformatted_20_Text">
      <style:text-properties officeooo:paragraph-rsid="0089c728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903ff0"/>
    </style:style>
    <style:style style:name="P17" style:family="paragraph" style:parent-style-name="Standard">
      <style:text-properties officeooo:rsid="0022374d" officeooo:paragraph-rsid="0022374d"/>
    </style:style>
    <style:style style:name="P18" style:family="paragraph" style:parent-style-name="Standard">
      <style:text-properties officeooo:rsid="00266841" officeooo:paragraph-rsid="00266841"/>
    </style:style>
    <style:style style:name="P19" style:family="paragraph" style:parent-style-name="Standard">
      <style:text-properties officeooo:rsid="00266841" officeooo:paragraph-rsid="0027dfd0"/>
    </style:style>
    <style:style style:name="P20" style:family="paragraph" style:parent-style-name="Standard">
      <style:text-properties officeooo:rsid="002a1c94" officeooo:paragraph-rsid="002a1c94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font-weight="bold" officeooo:rsid="0062bd3e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6ecf1"/>
    </style:style>
    <style:style style:name="T7" style:family="text">
      <style:text-properties fo:color="#800000" fo:font-weight="bold" officeooo:rsid="003d8250"/>
    </style:style>
    <style:style style:name="T8" style:family="text">
      <style:text-properties fo:color="#800000" fo:font-weight="bold" officeooo:rsid="004c9731"/>
    </style:style>
    <style:style style:name="T9" style:family="text">
      <style:text-properties fo:color="#800000" fo:font-weight="bold" officeooo:rsid="008e396a"/>
    </style:style>
    <style:style style:name="T10" style:family="text">
      <style:text-properties fo:color="#800000" style:font-name="Liberation Mono" fo:font-size="10pt" fo:font-weight="bold" officeooo:rsid="00582c69" style:font-name-asian="NSimSun1" style:font-size-asian="10pt" style:font-name-complex="Liberation Mono" style:font-size-complex="10pt"/>
    </style:style>
    <style:style style:name="T11" style:family="text">
      <style:text-properties fo:color="#800000" style:font-name="Liberation Mono" fo:font-size="10pt" fo:font-weight="bold" officeooo:rsid="005de75f" style:font-name-asian="NSimSun1" style:font-size-asian="10pt" style:font-name-complex="Liberation Mono" style:font-size-complex="10pt"/>
    </style:style>
    <style:style style:name="T12" style:family="text">
      <style:text-properties fo:color="#800000" style:font-name="Liberation Mono" fo:font-size="10pt" fo:font-weight="bold" officeooo:rsid="005dfdee" style:font-name-asian="NSimSun1" style:font-size-asian="10pt" style:font-name-complex="Liberation Mono" style:font-size-complex="10pt"/>
    </style:style>
    <style:style style:name="T13" style:family="text">
      <style:text-properties fo:color="#800000" style:font-name="Liberation Mono" fo:font-size="10pt" fo:font-weight="bold" officeooo:rsid="0075f7be" style:font-name-asian="NSimSun1" style:font-size-asian="10pt" style:font-name-complex="Liberation Mono" style:font-size-complex="10pt"/>
    </style:style>
    <style:style style:name="T14" style:family="text">
      <style:text-properties fo:color="#800000" style:font-name="Liberation Mono" fo:font-size="10pt" fo:font-weight="bold" officeooo:rsid="00863eea" style:font-name-asian="NSimSun1" style:font-size-asian="10pt" style:font-name-complex="Liberation Mono" style:font-size-complex="10pt"/>
    </style:style>
    <style:style style:name="T15" style:family="text">
      <style:text-properties fo:color="#800000" style:font-name="Liberation Mono" fo:font-size="10pt" fo:font-weight="bold" officeooo:rsid="0089c728" style:font-name-asian="NSimSun1" style:font-size-asian="10pt" style:font-name-complex="Liberation Mono" style:font-size-complex="10pt"/>
    </style:style>
    <style:style style:name="T16" style:family="text">
      <style:text-properties fo:color="#808030"/>
    </style:style>
    <style:style style:name="T17" style:family="text">
      <style:text-properties fo:color="#808030" style:text-position="sub 58%"/>
    </style:style>
    <style:style style:name="T18" style:family="text">
      <style:text-properties fo:color="#808030" style:text-position="sub 58%" officeooo:rsid="0062bd3e"/>
    </style:style>
    <style:style style:name="T19" style:family="text">
      <style:text-properties fo:color="#808030" officeooo:rsid="00494c96"/>
    </style:style>
    <style:style style:name="T20" style:family="text">
      <style:text-properties fo:color="#808030" officeooo:rsid="0031777f"/>
    </style:style>
    <style:style style:name="T21" style:family="text">
      <style:text-properties fo:color="#808030" officeooo:rsid="005de75f"/>
    </style:style>
    <style:style style:name="T22" style:family="text">
      <style:text-properties fo:color="#808030" style:font-name="Liberation Mono" fo:font-size="10pt" fo:font-weight="normal" officeooo:rsid="005ca616" style:font-name-asian="NSimSun1" style:font-size-asian="10pt" style:font-weight-asian="normal" style:font-name-complex="Liberation Mono" style:font-size-complex="10pt" style:font-weight-complex="normal"/>
    </style:style>
    <style:style style:name="T23" style:family="text">
      <style:text-properties fo:color="#808030" style:font-name="Liberation Mono" fo:font-size="10pt" officeooo:rsid="00814651" style:font-name-asian="NSimSun1" style:font-size-asian="10pt" style:font-name-complex="Liberation Mono" style:font-size-complex="10pt"/>
    </style:style>
    <style:style style:name="T24" style:family="text">
      <style:text-properties fo:color="#808030" style:font-name="Liberation Mono" fo:font-size="10pt" officeooo:rsid="008846d6" style:font-name-asian="NSimSun1" style:font-size-asian="10pt" style:font-name-complex="Liberation Mono" style:font-size-complex="10pt"/>
    </style:style>
    <style:style style:name="T25" style:family="text">
      <style:text-properties fo:color="#808030" style:font-name="Liberation Mono" fo:font-size="10pt" officeooo:rsid="005ca616" style:font-name-asian="NSimSun1" style:font-size-asian="10pt" style:font-name-complex="Liberation Mono" style:font-size-complex="10pt"/>
    </style:style>
    <style:style style:name="T26" style:family="text">
      <style:text-properties fo:color="#808030" style:font-name="Liberation Mono" fo:font-size="10pt" officeooo:rsid="008b774e" style:font-name-asian="NSimSun1" style:font-size-asian="10pt" style:font-name-complex="Liberation Mono" style:font-size-complex="10pt"/>
    </style:style>
    <style:style style:name="T27" style:family="text">
      <style:text-properties fo:color="#808030" officeooo:rsid="0062bd3e"/>
    </style:style>
    <style:style style:name="T28" style:family="text">
      <style:text-properties fo:color="#808030" officeooo:rsid="005ca616"/>
    </style:style>
    <style:style style:name="T29" style:family="text">
      <style:text-properties fo:color="#808030" officeooo:rsid="007239ef"/>
    </style:style>
    <style:style style:name="T30" style:family="text">
      <style:text-properties fo:color="#808030" officeooo:rsid="0074befd"/>
    </style:style>
    <style:style style:name="T31" style:family="text">
      <style:text-properties fo:color="#808030" officeooo:rsid="007673c8"/>
    </style:style>
    <style:style style:name="T32" style:family="text">
      <style:text-properties fo:color="#808030" officeooo:rsid="008050e4"/>
    </style:style>
    <style:style style:name="T33" style:family="text">
      <style:text-properties fo:color="#808030" officeooo:rsid="00814651"/>
    </style:style>
    <style:style style:name="T34" style:family="text">
      <style:text-properties fo:color="#808030" officeooo:rsid="008233ef"/>
    </style:style>
    <style:style style:name="T35" style:family="text">
      <style:text-properties fo:color="#808030" officeooo:rsid="00831712"/>
    </style:style>
    <style:style style:name="T36" style:family="text">
      <style:text-properties fo:color="#808030" officeooo:rsid="008475fc"/>
    </style:style>
    <style:style style:name="T37" style:family="text">
      <style:text-properties fo:color="#808030" officeooo:rsid="008b774e"/>
    </style:style>
    <style:style style:name="T38" style:family="text">
      <style:text-properties fo:color="#808030" fo:font-weight="normal" officeooo:rsid="008e396a" style:font-weight-asian="normal" style:font-weight-complex="normal"/>
    </style:style>
    <style:style style:name="T39" style:family="text">
      <style:text-properties fo:color="#008c00"/>
    </style:style>
    <style:style style:name="T40" style:family="text">
      <style:text-properties fo:color="#008c00" style:text-position="sub 58%"/>
    </style:style>
    <style:style style:name="T41" style:family="text">
      <style:text-properties fo:color="#008c00" officeooo:rsid="0031bb2d"/>
    </style:style>
    <style:style style:name="T42" style:family="text">
      <style:text-properties fo:color="#008c00" officeooo:rsid="004fff4f"/>
    </style:style>
    <style:style style:name="T43" style:family="text">
      <style:text-properties fo:color="#008c00" officeooo:rsid="008c9e3e"/>
    </style:style>
    <style:style style:name="T44" style:family="text">
      <style:text-properties fo:color="#008c00" fo:font-weight="normal" officeooo:rsid="008e396a" style:font-weight-asian="normal" style:font-weight-complex="normal"/>
    </style:style>
    <style:style style:name="T45" style:family="text">
      <style:text-properties fo:color="#44aadd"/>
    </style:style>
    <style:style style:name="T46" style:family="text">
      <style:text-properties fo:color="#44aadd" officeooo:rsid="0062bd3e"/>
    </style:style>
    <style:style style:name="T47" style:family="text">
      <style:text-properties fo:color="#44aadd" fo:font-weight="normal" officeooo:rsid="00431d65" style:font-weight-asian="normal" style:font-weight-complex="normal"/>
    </style:style>
    <style:style style:name="T48" style:family="text">
      <style:text-properties fo:color="#800080"/>
    </style:style>
    <style:style style:name="T49" style:family="text">
      <style:text-properties fo:color="#800080" fo:font-weight="bold" officeooo:rsid="0062bd3e"/>
    </style:style>
    <style:style style:name="T50" style:family="text">
      <style:text-properties fo:color="#800080" style:font-name="Liberation Mono" fo:font-size="10pt" fo:font-weight="normal" officeooo:rsid="005ca616" style:font-name-asian="NSimSun1" style:font-size-asian="10pt" style:font-weight-asian="normal" style:font-name-complex="Liberation Mono" style:font-size-complex="10pt" style:font-weight-complex="normal"/>
    </style:style>
    <style:style style:name="T51" style:family="text">
      <style:text-properties fo:color="#800080" style:font-name="Liberation Mono" fo:font-size="10pt" fo:font-weight="normal" officeooo:rsid="005dfdee" style:font-name-asian="NSimSun1" style:font-size-asian="10pt" style:font-weight-asian="normal" style:font-name-complex="Liberation Mono" style:font-size-complex="10pt" style:font-weight-complex="normal"/>
    </style:style>
    <style:style style:name="T52" style:family="text">
      <style:text-properties fo:color="#800080" style:font-name="Liberation Mono" fo:font-size="10pt" fo:font-weight="normal" officeooo:rsid="0067f70e" style:font-name-asian="NSimSun1" style:font-size-asian="10pt" style:font-weight-asian="normal" style:font-name-complex="Liberation Mono" style:font-size-complex="10pt" style:font-weight-complex="normal"/>
    </style:style>
    <style:style style:name="T53" style:family="text">
      <style:text-properties fo:color="#800080" style:font-name="Liberation Mono" fo:font-size="10pt" fo:font-weight="normal" officeooo:rsid="008948df" style:font-name-asian="NSimSun1" style:font-size-asian="10pt" style:font-weight-asian="normal" style:font-name-complex="Liberation Mono" style:font-size-complex="10pt" style:font-weight-complex="normal"/>
    </style:style>
    <style:style style:name="T54" style:family="text">
      <style:text-properties fo:color="#800080" style:font-name="Liberation Mono" fo:font-size="10pt" officeooo:rsid="005ca616" style:font-name-asian="NSimSun1" style:font-size-asian="10pt" style:font-name-complex="Liberation Mono" style:font-size-complex="10pt"/>
    </style:style>
    <style:style style:name="T55" style:family="text">
      <style:text-properties fo:color="#800080" style:font-name="Liberation Mono" fo:font-size="10pt" officeooo:rsid="008846d6" style:font-name-asian="NSimSun1" style:font-size-asian="10pt" style:font-name-complex="Liberation Mono" style:font-size-complex="10pt"/>
    </style:style>
    <style:style style:name="T56" style:family="text">
      <style:text-properties fo:color="#800080" officeooo:rsid="0062bd3e"/>
    </style:style>
    <style:style style:name="T57" style:family="text">
      <style:text-properties fo:color="#800080" officeooo:rsid="005ca616"/>
    </style:style>
    <style:style style:name="T58" style:family="text">
      <style:text-properties fo:color="#800080" fo:font-weight="normal" officeooo:rsid="0062bd3e" style:font-weight-asian="normal" style:font-weight-complex="normal"/>
    </style:style>
    <style:style style:name="T59" style:family="text">
      <style:text-properties fo:color="#800080" fo:font-weight="normal" officeooo:rsid="008e396a" style:font-weight-asian="normal" style:font-weight-complex="normal"/>
    </style:style>
    <style:style style:name="T60" style:family="text">
      <style:text-properties fo:color="#400000"/>
    </style:style>
    <style:style style:name="T61" style:family="text">
      <style:text-properties fo:color="#400000" officeooo:rsid="0062bd3e"/>
    </style:style>
    <style:style style:name="T62" style:family="text">
      <style:text-properties fo:color="#400000" officeooo:rsid="0075f7be"/>
    </style:style>
    <style:style style:name="T63" style:family="text">
      <style:text-properties fo:color="#000000"/>
    </style:style>
    <style:style style:name="T64" style:family="text">
      <style:text-properties fo:color="#000000" style:text-position="sub 58%"/>
    </style:style>
    <style:style style:name="T65" style:family="text">
      <style:text-properties fo:color="#000000" style:text-position="sub 58%" officeooo:rsid="0062bd3e"/>
    </style:style>
    <style:style style:name="T66" style:family="text">
      <style:text-properties fo:color="#000000" officeooo:rsid="00494c96"/>
    </style:style>
    <style:style style:name="T67" style:family="text">
      <style:text-properties fo:color="#000000" officeooo:rsid="0022374d"/>
    </style:style>
    <style:style style:name="T68" style:family="text">
      <style:text-properties fo:color="#000000" officeooo:rsid="00431d65"/>
    </style:style>
    <style:style style:name="T69" style:family="text">
      <style:text-properties fo:color="#000000" officeooo:rsid="00588db6"/>
    </style:style>
    <style:style style:name="T70" style:family="text">
      <style:text-properties fo:color="#000000" style:font-name="Liberation Mono" fo:font-size="10pt" officeooo:rsid="00863eea" style:font-name-asian="NSimSun1" style:font-size-asian="10pt" style:font-name-complex="Liberation Mono" style:font-size-complex="10pt"/>
    </style:style>
    <style:style style:name="T71" style:family="text">
      <style:text-properties fo:color="#000000" style:font-name="Liberation Mono" fo:font-size="10pt" officeooo:rsid="0061a863" style:font-name-asian="NSimSun1" style:font-size-asian="10pt" style:font-name-complex="Liberation Mono" style:font-size-complex="10pt"/>
    </style:style>
    <style:style style:name="T72" style:family="text">
      <style:text-properties fo:color="#000000" style:font-name="Liberation Mono" fo:font-size="10pt" officeooo:rsid="009188d0" style:font-name-asian="NSimSun1" style:font-size-asian="10pt" style:font-name-complex="Liberation Mono" style:font-size-complex="10pt"/>
    </style:style>
    <style:style style:name="T73" style:family="text">
      <style:text-properties fo:color="#000000" officeooo:rsid="0062bd3e"/>
    </style:style>
    <style:style style:name="T74" style:family="text">
      <style:text-properties fo:color="#000000" officeooo:rsid="005de75f"/>
    </style:style>
    <style:style style:name="T75" style:family="text">
      <style:text-properties fo:color="#000000" fo:font-weight="normal" officeooo:rsid="00431d65" style:font-weight-asian="normal" style:font-weight-complex="normal"/>
    </style:style>
    <style:style style:name="T76" style:family="text">
      <style:text-properties fo:color="#000000" officeooo:rsid="005ca616"/>
    </style:style>
    <style:style style:name="T77" style:family="text">
      <style:text-properties fo:color="#000000" officeooo:rsid="0074befd"/>
    </style:style>
    <style:style style:name="T78" style:family="text">
      <style:text-properties fo:color="#000000" officeooo:rsid="0061a863"/>
    </style:style>
    <style:style style:name="T79" style:family="text">
      <style:text-properties fo:color="#000000" officeooo:rsid="0088b2d7"/>
    </style:style>
    <style:style style:name="T80" style:family="text">
      <style:text-properties fo:color="#000000" officeooo:rsid="009188d0"/>
    </style:style>
    <style:style style:name="T81" style:family="text">
      <style:text-properties fo:color="#000000" officeooo:rsid="00935075"/>
    </style:style>
    <style:style style:name="T82" style:family="text">
      <style:text-properties style:text-position="sub 58%"/>
    </style:style>
    <style:style style:name="T83" style:family="text">
      <style:text-properties officeooo:rsid="00431d65"/>
    </style:style>
    <style:style style:name="T84" style:family="text">
      <style:text-properties officeooo:rsid="00588db6"/>
    </style:style>
    <style:style style:name="T85" style:family="text">
      <style:text-properties officeooo:rsid="005a0d54"/>
    </style:style>
    <style:style style:name="T86" style:family="text">
      <style:text-properties officeooo:rsid="005de75f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431d65" style:font-weight-asian="normal" style:font-weight-complex="normal"/>
    </style:style>
    <style:style style:name="T89" style:family="text">
      <style:text-properties fo:font-weight="normal" officeooo:rsid="0062bd3e" style:font-weight-asian="normal" style:font-weight-complex="normal"/>
    </style:style>
    <style:style style:name="T90" style:family="text">
      <style:text-properties fo:font-weight="normal" officeooo:rsid="008e396a" style:font-weight-asian="normal" style:font-weight-complex="normal"/>
    </style:style>
    <style:style style:name="T91" style:family="text">
      <style:text-properties fo:font-weight="normal" officeooo:rsid="008f1312" style:font-weight-asian="normal" style:font-weight-complex="normal"/>
    </style:style>
    <style:style style:name="T92" style:family="text">
      <style:text-properties officeooo:rsid="008846d6"/>
    </style:style>
    <style:style style:name="T93" style:family="text">
      <style:text-properties style:font-name="Liberation Mono" fo:font-size="10pt" officeooo:rsid="0088b2d7" style:font-name-asian="NSimSun1" style:font-size-asian="10pt" style:font-name-complex="Liberation Mono" style:font-size-complex="10pt"/>
    </style:style>
    <style:style style:name="T94" style:family="text">
      <style:text-properties style:text-position="super 58%" style:font-name="Liberation Mono" fo:font-size="10pt" officeooo:rsid="0088b2d7" style:font-name-asian="NSimSun1" style:font-size-asian="10pt" style:font-name-complex="Liberation Mono" style:font-size-complex="10pt"/>
    </style:style>
    <style:style style:name="T95" style:family="text">
      <style:text-properties officeooo:rsid="008948df"/>
    </style:style>
    <style:style style:name="T96" style:family="text">
      <style:text-properties officeooo:rsid="008c9e3e"/>
    </style:style>
    <style:style style:name="T97" style:family="text">
      <style:text-properties officeooo:rsid="009188d0"/>
    </style:style>
    <style:style style:name="T98" style:family="text">
      <style:text-properties officeooo:rsid="009350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na piccola ottimizzazione spaziale <text:span text:style-name="T1">dell’algoritmo di Held – Karp per la risoluzione esatta del problema del commesso viaggiatore asimmetrico</text:span></text:p>
      <text:p text:style-name="Subtitle">Michele Maione</text:p>
      <text:h text:style-name="Heading_20_1" text:outline-level="1">Abstract</text:h>
      <text:p text:style-name="P17">Allora</text:p>
      <text:h text:style-name="Heading_20_1" text:outline-level="1">Introduzione</text:h>
      <text:p text:style-name="P17">Allora</text:p>
      <text:h text:style-name="Heading_20_1" text:outline-level="1">HK</text:h>
      <text:p text:style-name="P17">Risultati</text:p>
      <text:p text:style-name="P6"><text:span text:style-name="T2">01</text:span><text:span text:style-name="T10"> <text:s/></text:span><text:span text:style-name="T51">info</text:span><text:span text:style-name="T87"> </text:span><text:span text:style-name="T86">= </text:span><text:span text:style-name="T11">record</text:span></text:p>
      <text:p text:style-name="P8">0<text:span text:style-name="T97">2</text:span><text:span text:style-name="T10"> <text:s text:c="3"/></text:span>cost<text:span text:style-name="T16">:</text:span><text:span text:style-name="T12"> </text:span><text:span text:style-name="T50">int</text:span></text:p>
      <text:p text:style-name="P8"><text:span text:style-name="T67">0</text:span><text:span text:style-name="T80">3</text:span><text:span text:style-name="T10"> <text:s text:c="3"/></text:span>π<text:span text:style-name="T16">:</text:span> <text:span text:style-name="T52">List</text:span><text:span text:style-name="T22">&lt;</text:span><text:span text:style-name="T50">int</text:span><text:span text:style-name="T22">&gt;</text:span></text:p>
      <text:p text:style-name="P3"><text:span text:style-name="T63">0</text:span><text:span text:style-name="T80">4</text:span><text:span text:style-name="T10"> <text:s/></text:span><text:span text:style-name="T11">end</text:span></text:p>
      <text:p text:style-name="Preformatted_20_Text">0<text:span text:style-name="T97">5</text:span></text:p>
      <text:p text:style-name="P12"><text:span text:style-name="T67">0</text:span><text:span text:style-name="T80">6</text:span><text:span text:style-name="T10"> <text:s/></text:span><text:span text:style-name="T92">Mappa</text:span><text:span text:style-name="T16">: </text:span><text:span text:style-name="T57">RBTree</text:span><text:span text:style-name="T28">&lt;</text:span><text:span text:style-name="T57">int</text:span><text:span text:style-name="T28">, </text:span><text:span text:style-name="T57">RBTree</text:span><text:span text:style-name="T28">&lt;</text:span><text:span text:style-name="T57">int</text:span><text:span text:style-name="T28">, </text:span><text:span text:style-name="T37">^</text:span><text:span text:style-name="T51">info</text:span><text:span text:style-name="T28">&gt;&gt;</text:span></text:p>
      <text:p text:style-name="Preformatted_20_Text">0<text:span text:style-name="T97">7</text:span></text:p>
      <text:p text:style-name="P14"><text:span text:style-name="T78">0</text:span><text:span text:style-name="T80">8</text:span><text:span text:style-name="T10"> <text:s/></text:span><text:span text:style-name="T14">function</text:span><text:span text:style-name="T67"> </text:span><text:span text:style-name="T70">C</text:span><text:span text:style-name="T23">(</text:span><text:span text:style-name="T55">Set</text:span><text:span text:style-name="T25">&lt;</text:span><text:span text:style-name="T54">int</text:span><text:span text:style-name="T22">&gt; </text:span>S<text:span text:style-name="T22">, </text:span><text:span text:style-name="T50">int </text:span>k<text:span text:style-name="T24">): </text:span><text:span text:style-name="T26">^</text:span><text:span text:style-name="T53">i</text:span><text:span text:style-name="T51">nfo</text:span></text:p>
      <text:p text:style-name="P16">0<text:span text:style-name="T97">9</text:span><text:span text:style-name="T10"> <text:s text:c="3"/></text:span><text:span text:style-name="T5">for</text:span><text:span text:style-name="T63"> </text:span><text:span text:style-name="T79">e</text:span><text:span text:style-name="T63"> </text:span><text:span text:style-name="T5">in</text:span><text:span text:style-name="T63"> </text:span>S<text:span text:style-name="T16">:</text:span></text:p>
      <text:p text:style-name="P13"><text:span text:style-name="T70">1</text:span><text:span text:style-name="T72">0</text:span><text:span text:style-name="T10"> <text:s text:c="5"/></text:span><text:span text:style-name="T93">code = code + 2</text:span><text:span text:style-name="T94">e</text:span></text:p>
      <text:p text:style-name="Preformatted_20_Text"><text:span text:style-name="T97">1</text:span>1</text:p>
      <text:p text:style-name="P15"><text:span text:style-name="T97">12</text:span><text:span text:style-name="T10"> <text:s text:c="3"/></text:span><text:span text:style-name="T15">return</text:span><text:span text:style-name="T14"> </text:span><text:span text:style-name="T95">Mappa[code][k]</text:span></text:p>
      <text:p text:style-name="P11"><text:span text:style-name="T71">1</text:span><text:span text:style-name="T72">3</text:span><text:span text:style-name="T10"> <text:s/></text:span><text:span text:style-name="T14">end function</text:span></text:p>
      <text:p text:style-name="Preformatted_20_Text">1<text:span text:style-name="T97">4</text:span></text:p>
      <text:p text:style-name="P4">1<text:span text:style-name="T97">5</text:span><text:span text:style-name="T10"> <text:s/></text:span><text:span text:style-name="T13">procedure</text:span><text:span text:style-name="T67"> TSP</text:span></text:p>
      <text:p text:style-name="P16"><text:span text:style-name="T97">16</text:span><text:span text:style-name="T10"> <text:s text:c="3"/></text:span><text:span text:style-name="T5">for</text:span><text:span text:style-name="T63"> k </text:span><text:span text:style-name="T16">=</text:span><text:span text:style-name="T63"> </text:span><text:span text:style-name="T42">2</text:span><text:span text:style-name="T63"> </text:span><text:span text:style-name="T7">to</text:span><text:span text:style-name="T63"> n</text:span><text:span text:style-name="T16">:</text:span></text:p>
      <text:p text:style-name="P1"><text:span text:style-name="T97">17</text:span><text:span text:style-name="T10"> <text:s text:c="5"/></text:span>C<text:span text:style-name="T33">(</text:span><text:span text:style-name="T48">{</text:span>k<text:span text:style-name="T48">}</text:span><text:span text:style-name="T32">, </text:span>k<text:span text:style-name="T33">)</text:span> <text:span text:style-name="T16">=</text:span> d<text:span text:style-name="T82">1</text:span><text:span text:style-name="T17">,</text:span><text:span text:style-name="T82">k</text:span></text:p>
      <text:p text:style-name="Preformatted_20_Text"><text:span text:style-name="T97">18</text:span></text:p>
      <text:p text:style-name="P1"><text:span text:style-name="T97">19</text:span><text:span text:style-name="T10"> <text:s text:c="3"/></text:span><text:span text:style-name="T5">for</text:span> s <text:span text:style-name="T16">=</text:span> <text:span text:style-name="T39">2</text:span> <text:span text:style-name="T7">to</text:span> n <text:span text:style-name="T45">- </text:span><text:span text:style-name="T41">1</text:span></text:p>
      <text:p text:style-name="P2"><text:span text:style-name="T97">20</text:span><text:span text:style-name="T10"> <text:s text:c="5"/></text:span><text:span text:style-name="T5">for</text:span> S <text:span text:style-name="T5">in</text:span> <text:span text:style-name="T48">{</text:span><text:span text:style-name="T43">2</text:span><text:span text:style-name="T16">,</text:span> <text:span text:style-name="T16">...</text:span> <text:span text:style-name="T16">,</text:span> <text:span text:style-name="T96">n</text:span><text:span text:style-name="T48">} </text:span><text:span text:style-name="T9">and </text:span><text:span text:style-name="T59">|</text:span><text:span text:style-name="T91">S</text:span><text:span text:style-name="T59">| </text:span><text:span text:style-name="T38">=</text:span><text:span text:style-name="T90"> s</text:span></text:p>
      <text:p text:style-name="P1"><text:span text:style-name="T97">21</text:span><text:span text:style-name="T10"> <text:s text:c="7"/></text:span><text:span text:style-name="T5">for</text:span> k <text:span text:style-name="T5">in</text:span> S</text:p>
      <text:p text:style-name="P10"><text:span text:style-name="T80">22</text:span><text:span text:style-name="T10"> <text:s text:c="9"/></text:span><text:span text:style-name="T63">C</text:span><text:span text:style-name="T33">(</text:span><text:span text:style-name="T63">S</text:span><text:span text:style-name="T29">, </text:span><text:span text:style-name="T63">k</text:span><text:span text:style-name="T34">).</text:span><text:span text:style-name="T73">cost</text:span><text:span text:style-name="T74"> </text:span><text:span text:style-name="T21">=</text:span><text:span text:style-name="T73"> </text:span><text:span text:style-name="T61">min</text:span><text:span text:style-name="T65">m≠k</text:span><text:span text:style-name="T18">,</text:span><text:span text:style-name="T65">m∈S</text:span><text:span text:style-name="T31">(</text:span><text:span text:style-name="T73">C</text:span><text:span text:style-name="T35">(</text:span><text:span text:style-name="T73">S\</text:span><text:span text:style-name="T56">{</text:span><text:span text:style-name="T73">k</text:span><text:span text:style-name="T56">}</text:span><text:span text:style-name="T29">, </text:span><text:span text:style-name="T73">m</text:span><text:span text:style-name="T35">)</text:span><text:span text:style-name="T20">.</text:span><text:span text:style-name="T73">cost </text:span><text:span text:style-name="T46">+</text:span><text:span text:style-name="T73"> d</text:span><text:span text:style-name="T65">m</text:span><text:span text:style-name="T18">,</text:span><text:span text:style-name="T65">k</text:span><text:span text:style-name="T31">)</text:span></text:p>
      <text:p text:style-name="P10"><text:span text:style-name="T80">23</text:span><text:span text:style-name="T10"> <text:s text:c="9"/></text:span><text:span text:style-name="T73">C</text:span><text:span text:style-name="T33">(</text:span><text:span text:style-name="T73">S</text:span><text:span text:style-name="T29">, </text:span><text:span text:style-name="T73">k</text:span><text:span text:style-name="T34">)</text:span><text:span text:style-name="T20">.</text:span><text:span text:style-name="T73">π</text:span><text:span text:style-name="T74"> </text:span><text:span text:style-name="T21">=</text:span><text:span text:style-name="T73"> C</text:span><text:span text:style-name="T35">(</text:span><text:span text:style-name="T73">S\</text:span><text:span text:style-name="T56">{</text:span><text:span text:style-name="T73">k</text:span><text:span text:style-name="T56">}</text:span><text:span text:style-name="T29">, </text:span><text:span text:style-name="T73">m</text:span><text:span text:style-name="T35">)</text:span><text:span text:style-name="T20">.</text:span><text:span text:style-name="T73">π</text:span><text:span text:style-name="T27"> </text:span><text:span text:style-name="T46">+ </text:span><text:span text:style-name="T73">m</text:span></text:p>
      <text:p text:style-name="P5"><text:span text:style-name="T97">24</text:span><text:span text:style-name="T10"> <text:s text:c="7"/></text:span><text:span text:style-name="T8">end </text:span><text:span text:style-name="T5">for</text:span></text:p>
      <text:p text:style-name="P7"><text:span text:style-name="T80">25</text:span></text:p>
      <text:p text:style-name="P9"><text:span text:style-name="T97">26</text:span><text:span text:style-name="T10"> <text:s text:c="7"/></text:span><text:span text:style-name="T98">Mappa</text:span><text:span text:style-name="T20">.</text:span><text:span text:style-name="T77">delete</text:span><text:span text:style-name="T30">(</text:span><text:span text:style-name="T48">{</text:span><text:span text:style-name="T66">S</text:span><text:span text:style-name="T19">[</text:span><text:span text:style-name="T41">0</text:span><text:span text:style-name="T19">]</text:span><text:span text:style-name="T16">,</text:span><text:span text:style-name="T63"> </text:span><text:span text:style-name="T16">...</text:span><text:span text:style-name="T63"> </text:span><text:span text:style-name="T16">,</text:span><text:span text:style-name="T63"> n</text:span><text:span text:style-name="T48">}</text:span><text:span text:style-name="T30">)</text:span></text:p>
      <text:p text:style-name="P5"><text:span text:style-name="T97">27</text:span><text:span text:style-name="T10"> <text:s text:c="5"/></text:span><text:span text:style-name="T8">end </text:span><text:span text:style-name="T6">for</text:span></text:p>
      <text:p text:style-name="Preformatted_20_Text"><text:span text:style-name="T97">28</text:span></text:p>
      <text:p text:style-name="P9"><text:span text:style-name="T97">29</text:span><text:span text:style-name="T10"> <text:s text:c="5"/></text:span><text:span text:style-name="T81">Mappa</text:span><text:span text:style-name="T20">.</text:span><text:span text:style-name="T77">delete</text:span><text:span text:style-name="T30">(</text:span><text:span text:style-name="T48">{</text:span><text:span text:style-name="T41">1</text:span><text:span text:style-name="T16">,</text:span><text:span text:style-name="T63"> </text:span><text:span text:style-name="T16">...</text:span><text:span text:style-name="T63"> </text:span><text:span text:style-name="T16">,</text:span><text:span text:style-name="T63"> </text:span><text:span text:style-name="T68">s</text:span><text:span text:style-name="T75"> </text:span><text:span text:style-name="T47">- </text:span><text:span text:style-name="T41">1</text:span><text:span text:style-name="T48">}</text:span><text:span text:style-name="T16">)</text:span></text:p>
      <text:p text:style-name="P5"><text:span text:style-name="T97">30</text:span><text:span text:style-name="T10"> <text:s text:c="3"/></text:span><text:span text:style-name="T8">end </text:span><text:span text:style-name="T5">for</text:span></text:p>
      <text:p text:style-name="Preformatted_20_Text"><text:span text:style-name="T97">31</text:span></text:p>
      <text:p text:style-name="P10"><text:span text:style-name="T80">32</text:span><text:span text:style-name="T10"> <text:s text:c="3"/></text:span><text:span text:style-name="T62">opt</text:span><text:span text:style-name="T60"> </text:span><text:span text:style-name="T16">= </text:span><text:span text:style-name="T60">min</text:span><text:span text:style-name="T64">k≠</text:span><text:span text:style-name="T40">1</text:span><text:span text:style-name="T31">(</text:span><text:span text:style-name="T63">C</text:span><text:span text:style-name="T36">(</text:span><text:span text:style-name="T48">{</text:span><text:span text:style-name="T41">1</text:span><text:span text:style-name="T16">,</text:span><text:span text:style-name="T63"> </text:span><text:span text:style-name="T16">...</text:span><text:span text:style-name="T63"> </text:span><text:span text:style-name="T16">,</text:span><text:span text:style-name="T63"> n</text:span><text:span text:style-name="T48">}</text:span><text:span text:style-name="T16">, </text:span><text:span text:style-name="T63">k</text:span><text:span text:style-name="T36">)</text:span><text:span text:style-name="T63"> </text:span><text:span text:style-name="T45">+</text:span><text:span text:style-name="T63"> d</text:span><text:span text:style-name="T64">k</text:span><text:span text:style-name="T17">,</text:span><text:span text:style-name="T40">1</text:span><text:span text:style-name="T31">)</text:span></text:p>
      <text:p text:style-name="P5"><text:span text:style-name="T97">33</text:span><text:span text:style-name="T10"> <text:s/></text:span><text:span text:style-name="T8">end </text:span><text:span text:style-name="T13">procedure</text:span></text:p>
      <text:p text:style-name="P20"/>
      <text:p text:style-name="P20">aaaa</text:p>
      <text:h text:style-name="Heading_20_1" text:outline-level="1">Risultati</text:h>
      <text:p text:style-name="P17">Ciao</text:p>
      <text:h text:style-name="Heading_20_1" text:outline-level="1">Conclusioni</text:h>
      <text:p text:style-name="P17">Ciao</text:p>
      <text:h text:style-name="Heading_20_1" text:outline-level="1"><text:soft-page-break/>Bibliografia</text:h>
      <text:p text:style-name="P19">Held, M. and Karp, R.M., 19<text:span text:style-name="T3">62</text:span>. A dynamic programming approach to sequencing problems. Journal for the Society for Industrial and Applied Mathematics, 1:10.</text:p>
      <text:p text:style-name="P18"/>
      <text:p text:style-name="P18">Held, M. and Karp, R.M., 1970. The Traveling Salesman Problem and Minimum Spanning Trees. Operations Research, 18, 1138-1162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5T13:35:58.604000000</dc:date>
    <meta:editing-duration>PT1H39M11S</meta:editing-duration>
    <meta:editing-cycles>114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9" meta:word-count="213" meta:character-count="1195" meta:non-whitespace-character-count="935"/>
  </office:meta>
</office:document-meta>
</file>